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3a7987" officeooo:paragraph-rsid="0039cafc" style:font-weight-asian="bold" style:font-weight-complex="bold"/>
    </style:style>
    <style:style style:name="P2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3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4" style:family="paragraph" style:parent-style-name="Standard">
      <style:text-properties fo:font-weight="normal" officeooo:rsid="003a7987" officeooo:paragraph-rsid="0039cafc" style:font-weight-asian="normal" style:font-weight-complex="normal"/>
    </style:style>
    <style:style style:name="P5" style:family="paragraph" style:parent-style-name="Standard">
      <style:text-properties fo:font-weight="normal" officeooo:rsid="003b7195" officeooo:paragraph-rsid="003b7195" style:font-weight-asian="normal" style:font-weight-complex="normal"/>
    </style:style>
    <style:style style:name="P6" style:family="paragraph" style:parent-style-name="Standard">
      <style:text-properties officeooo:paragraph-rsid="003a7987"/>
    </style:style>
    <style:style style:name="P7" style:family="paragraph" style:parent-style-name="Standard">
      <style:text-properties officeooo:paragraph-rsid="0039cafc"/>
    </style:style>
    <style:style style:name="P8" style:family="paragraph" style:parent-style-name="Standard">
      <style:text-properties officeooo:rsid="003b7195" officeooo:paragraph-rsid="003b7195"/>
    </style:style>
    <style:style style:name="P9" style:family="paragraph" style:parent-style-name="Standard">
      <style:text-properties officeooo:paragraph-rsid="003b7195"/>
    </style:style>
    <style:style style:name="P10" style:family="paragraph" style:parent-style-name="Standard">
      <style:text-properties fo:font-weight="normal" officeooo:rsid="003b7195" officeooo:paragraph-rsid="00482abf" style:font-weight-asian="normal" style:font-weight-complex="normal"/>
    </style:style>
    <style:style style:name="P11" style:family="paragraph" style:parent-style-name="Standard">
      <style:text-properties fo:font-weight="normal" officeooo:rsid="003fcdc7" officeooo:paragraph-rsid="00482abf" style:font-weight-asian="normal" style:font-weight-complex="normal"/>
    </style:style>
    <style:style style:name="P12" style:family="paragraph" style:parent-style-name="Standard">
      <style:text-properties fo:font-weight="normal" officeooo:rsid="003e7ae5" officeooo:paragraph-rsid="00482abf" style:font-weight-asian="normal" style:font-weight-complex="normal"/>
    </style:style>
    <style:style style:name="P13" style:family="paragraph" style:parent-style-name="Standard">
      <style:text-properties fo:font-weight="normal" officeooo:rsid="003f5ba2" officeooo:paragraph-rsid="00482abf" style:font-weight-asian="normal" style:font-weight-complex="normal"/>
    </style:style>
    <style:style style:name="P14" style:family="paragraph" style:parent-style-name="Standard">
      <style:text-properties fo:font-weight="bold" officeooo:rsid="003e7ae5" officeooo:paragraph-rsid="00482abf" style:font-weight-asian="bold" style:font-weight-complex="bold"/>
    </style:style>
    <style:style style:name="P15" style:family="paragraph" style:parent-style-name="Standard">
      <style:text-properties officeooo:paragraph-rsid="00482abf"/>
    </style:style>
    <style:style style:name="T1" style:family="text">
      <style:text-properties fo:font-weight="bold" officeooo:rsid="003a7987" style:font-weight-asian="bold" style:font-weight-complex="bold"/>
    </style:style>
    <style:style style:name="T2" style:family="text">
      <style:text-properties fo:font-weight="bold" officeooo:rsid="003acd81" style:font-weight-asian="bold" style:font-weight-complex="bold"/>
    </style:style>
    <style:style style:name="T3" style:family="text">
      <style:text-properties fo:font-weight="bold" officeooo:rsid="003b719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9cafc" style:font-weight-asian="normal" style:font-weight-complex="normal"/>
    </style:style>
    <style:style style:name="T6" style:family="text">
      <style:text-properties fo:font-weight="normal" officeooo:rsid="003a7987" style:font-weight-asian="normal" style:font-weight-complex="normal"/>
    </style:style>
    <style:style style:name="T7" style:family="text">
      <style:text-properties fo:font-weight="normal" officeooo:rsid="003acd81" style:font-weight-asian="normal" style:font-weight-complex="normal"/>
    </style:style>
    <style:style style:name="T8" style:family="text">
      <style:text-properties fo:font-weight="normal" officeooo:rsid="003b7195" style:font-weight-asian="normal" style:font-weight-complex="normal"/>
    </style:style>
    <style:style style:name="T9" style:family="text">
      <style:text-properties fo:font-weight="normal" officeooo:rsid="003e7ae5" style:font-weight-asian="normal" style:font-weight-complex="normal"/>
    </style:style>
    <style:style style:name="T10" style:family="text">
      <style:text-properties fo:font-weight="normal" officeooo:rsid="003f5ba2" style:font-weight-asian="normal" style:font-weight-complex="normal"/>
    </style:style>
    <style:style style:name="T11" style:family="text">
      <style:text-properties fo:font-weight="normal" officeooo:rsid="003fcdc7" style:font-weight-asian="normal" style:font-weight-complex="normal"/>
    </style:style>
    <style:style style:name="T12" style:family="text">
      <style:text-properties officeooo:rsid="00386995"/>
    </style:style>
    <style:style style:name="T13" style:family="text">
      <style:text-properties officeooo:rsid="003a7987"/>
    </style:style>
    <style:style style:name="T14" style:family="text">
      <style:text-properties officeooo:rsid="003e7a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8) Cache</text:p>
      <text:p text:style-name="P12"><text:tab/>-Prozessor immer noch schneller als Speicher (ca. 10 mal)</text:p>
      <text:p text:style-name="P10"><text:tab/>-<text:span text:style-name="T14">Maschinenbefehl besteht aus Opcode und ggf Operanden</text:span></text:p>
      <text:p text:style-name="P10"><text:tab/>-<text:span text:style-name="T14">Cache gehört zur Mikroarchitektur und nicht zur Instruction Set Architecture (ISA)</text:span></text:p>
      <text:p text:style-name="P10"><text:tab/>-<text:span text:style-name="T14">Räumliche Lokalität:Zugriffe häufig auf Adresse in </text:span>Nähe bereits zuvor benutzer Adressen</text:p>
      <text:p text:style-name="P10"><text:tab/>-<text:span text:style-name="T14">Zeitliche Lokalität:Zugriffe auf dieselbe/benachbarte </text:span>Adressen zeitlich nahe beieinander</text:p>
      <text:p text:style-name="P10"><text:tab/>-<text:span text:style-name="T14">beide Lokalitätsprinzipien treffen auf Befehlzugriffe (meisten, außer bei jmp), Daten <text:tab/><text:tab/>(programmabhängig)</text:span></text:p>
      <text:p text:style-name="P15"><text:span text:style-name="T8"><text:tab/>-</text:span><text:span text:style-name="T9">Working Set: Gesamtheit der Speicherobjekte auf die ein Prozess zugreift. (Stack, evt. <text:tab/>Shared Libs, Heap, bss, .data, .text). Working Set besteht aus &gt; 5-6 „Regionen“</text:span></text:p>
      <text:p text:style-name="P12"><text:tab/>- Cache hält Kopien von im Speicher liegenden Objekten (Gefahr: Inkosistenz)</text:p>
      <text:p text:style-name="P12"><text:tab/>- Konsistent: Alle Cache-Kopien und Originial im Hauptspeicher haben gleichen Wert</text:p>
      <text:p text:style-name="P12"><text:tab/>- Kohärent: Cache und Hauptspeicher für Objekt liefern gleichen Wert</text:p>
      <text:p text:style-name="P12"><text:tab/>- Vorübergehende INKOSISTENZ ist tolerabel</text:p>
      <text:p text:style-name="P15"><text:span text:style-name="T9"><text:tab/>- </text:span><text:span text:style-name="T10">Bei L1: separater Cache für Daten und Befehle (jeweils ca. 64 kB, L2: 4 </text:span><text:span text:style-name="T11">MB</text:span><text:span text:style-name="T10">)</text:span></text:p>
      <text:p text:style-name="P13"/>
      <text:p text:style-name="P12"><text:tab/>-Kohärenzprotokoll</text:p>
      <text:p text:style-name="P12"><text:tab/><text:tab/>-Lesezugriff</text:p>
      <text:p text:style-name="P12"><text:tab/><text:tab/><text:tab/>- Hit: Daten aus Cache liefern</text:p>
      <text:p text:style-name="P12"><text:tab/><text:tab/><text:tab/>- Miss: Daten liefern und in Cache kopieren</text:p>
      <text:p text:style-name="P12"><text:tab/><text:tab/>-Schreibzugriff</text:p>
      <text:p text:style-name="P12"><text:tab/><text:tab/><text:tab/>-Hit</text:p>
      <text:p text:style-name="P12"><text:tab/><text:tab/><text:tab/><text:tab/>-Write Through: Daten in Speicher und Cache schreiben</text:p>
      <text:p text:style-name="P12"><text:tab/><text:tab/><text:tab/><text:tab/>-Copy-Back: Daten nur in Cache speicher. Cache Zeile ist „dirty“</text:p>
      <text:p text:style-name="P12"><text:tab/><text:tab/><text:tab/>-Miss</text:p>
      <text:p text:style-name="P12"><text:tab/><text:tab/><text:tab/><text:tab/>-No Write Allocate: Daten nur in Speicher schreiben</text:p>
      <text:p text:style-name="P12"><text:tab/><text:tab/><text:tab/><text:tab/>-Write Allocate:Daten mit umliegender Zeile in Speicher &amp; Cache </text:p>
      <text:p text:style-name="P12"/>
      <text:p text:style-name="P12"><text:tab/>-Effektive Wartezeit: Teff = H * Thit + (1 – H) * Tmiss</text:p>
      <text:p text:style-name="P12"><text:tab/>mehrstufig: Teff = H * Thit1 + (1 – H1) * <text:s/>(H2 * Thit2 + (1 – H2) * Tmiss)</text:p>
      <text:p text:style-name="P12"/>
      <text:p text:style-name="P15"><text:span text:style-name="T9"><text:tab/>-</text:span><text:span text:style-name="T11">Assoziativspeicher (auch „inhaltsadressierter Speicher“, Wertepaare: Adresse, Daten)</text:span></text:p>
      <text:p text:style-name="P15"><text:span text:style-name="T9"><text:tab/><text:tab/>- </text:span><text:span text:style-name="T11">enthält Kopien kleiner (max 100 B) Hauptspeicher-Ausschnitte</text:span></text:p>
      <text:p text:style-name="P15"><text:span text:style-name="T9"><text:tab/><text:tab/>- </text:span><text:span text:style-name="T11">Cache-Eintrag: Tag (Etikett), Daten (Cache-Zeile), Valid Bit, Dirty Bit</text:span></text:p>
      <text:p text:style-name="P15"><text:span text:style-name="T9"><text:tab/><text:tab/>- </text:span><text:span text:style-name="T11">Bei Speicherzugriff: gleichzeitiger Vergleich der Adresse mit Cache-Einträgen</text:span></text:p>
      <text:p text:style-name="P12"><text:tab/></text:p>
      <text:p text:style-name="P15"><text:span text:style-name="T9"><text:tab/>-</text:span><text:span text:style-name="T11">Verdrängungsstrategien (wenn alle Cache Zeilen belegt sind → „Platz schaffen“)</text:span></text:p>
      <text:p text:style-name="P15"><text:span text:style-name="T9"><text:tab/><text:tab/>- </text:span><text:span text:style-name="T11">Random (einfach, überraschend gut)</text:span></text:p>
      <text:p text:style-name="P15"><text:span text:style-name="T9"><text:tab/><text:tab/>- </text:span><text:span text:style-name="T11">FIFO (die im längsten im Cache gespeicherte Adresse wird ersetzt → schlecht)</text:span></text:p>
      <text:p text:style-name="P15"><text:span text:style-name="T9"><text:tab/><text:tab/>- </text:span><text:span text:style-name="T11">LRU (least recently used): die im längsten nicht verwendete Zeile ersetzen</text:span></text:p>
      <text:p text:style-name="P15"><text:span text:style-name="T9"><text:tab/><text:tab/>- </text:span><text:span text:style-name="T11">LFU (least frequently used): die am wenigsten verwendete Zeile ersetzen</text:span></text:p>
      <text:p text:style-name="P11"><text:tab/>-Organisationformen</text:p>
      <text:p text:style-name="P11"><text:tab/><text:tab/>- vollassoziativ: fully associative</text:p>
      <text:p text:style-name="P11"><text:tab/><text:tab/>-direkt abbildend: direct-mapped</text:p>
      <text:p text:style-name="P11"><text:tab/><text:tab/>-mehrfach assoziativ: N-way set associative</text:p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2T19:26:30.789017105</dc:date>
    <meta:editing-duration>PT1H39M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319" meta:character-count="2327" meta:non-whitespace-character-count="1968"/>
  </office:meta>
</office:document-meta>
</file>